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06cm" fo:min-width="2.50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8cm" fo:min-width="2.50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19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8cm" fo:min-width="2.50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top" draw:auto-grow-height="false" fo:min-height="1.913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8cm" fo:min-width="2.50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top" draw:auto-grow-height="false" fo:min-height="2.732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73cm" fo:min-width="2.46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8cm" fo:min-width="2.50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8cm" fo:min-width="2.50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8cm" fo:min-width="2.50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0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name="Database" draw:style-name="gr1" draw:text-style-name="P2" xml:id="id7" draw:id="id7" draw:layer="layout" svg:width="3cm" svg:height="2.009cm" svg:x="5cm" svg:y="17.241cm">
          <text:p text:style-name="P1"><text:span text:style-name="T1">Database</text:span></text:p>
          <draw:enhanced-geometry svg:viewBox="0 0 88 21600" draw:mirror-horizontal="false" draw:mirror-vertical="false" draw:glue-points="44 ?f6 44 0 0 10800 44 21600 88 10800" draw:text-areas="0 ?f6 88 ?f3" draw:type="can" draw:modifiers="4653.1343283582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Start-End" draw:style-name="gr2" draw:text-style-name="P2" xml:id="id2" draw:id="id2" draw:layer="layout" svg:width="3cm" svg:height="1cm" svg:x="13.5cm" svg:y="10.5cm">
          <text:p text:style-name="P1"><text:span text:style-name="T1">Search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Document" draw:style-name="gr3" draw:text-style-name="P2" xml:id="id1" draw:id="id1" draw:layer="layout" svg:width="3cm" svg:height="2cm" svg:x="13.5cm" svg:y="7.25cm">
          <text:p text:style-name="P1"><text:span text:style-name="T1">Search Pag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name="Connector" draw:style-name="gr4" draw:text-style-name="P3" draw:layer="layout" svg:x1="15cm" svg:y1="9.132cm" svg:x2="15cm" svg:y2="10.5cm" draw:start-shape="id1" draw:start-glue-point="6" draw:end-shape="id2" draw:end-glue-point="4" svg:d="M15000 9132v1368" svg:viewBox="0 0 1 1369">
          <text:p/>
        </draw:connector>
        <draw:custom-shape draw:name="Process" draw:style-name="gr5" draw:text-style-name="P2" xml:id="id3" draw:id="id3" draw:layer="layout" svg:width="3cm" svg:height="1.44cm" svg:x="13.5cm" svg:y="12.75cm">
          <text:p text:style-name="P1"><text:span text:style-name="T1">Pars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_0" draw:style-name="gr6" draw:text-style-name="P3" draw:layer="layout" svg:x1="15cm" svg:y1="11.5cm" svg:x2="15cm" svg:y2="12.75cm" draw:start-shape="id2" draw:start-glue-point="6" draw:end-shape="id3" draw:end-glue-point="4" svg:d="M15000 11500v1250" svg:viewBox="0 0 1 1251">
          <text:p/>
        </draw:connector>
        <draw:custom-shape draw:name="Document_0" draw:style-name="gr7" draw:text-style-name="P2" xml:id="id4" draw:id="id4" draw:layer="layout" svg:width="3cm" svg:height="2cm" svg:x="13.493cm" svg:y="1.585cm">
          <text:p text:style-name="P1"><text:span text:style-name="T1">Login Pag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name="Connector_1" draw:style-name="gr8" draw:text-style-name="P3" draw:layer="layout" svg:x1="14.993cm" svg:y1="3.467cm" svg:x2="15cm" svg:y2="7.25cm" draw:start-shape="id4" draw:start-glue-point="6" draw:end-shape="id1" draw:end-glue-point="4" svg:d="M14993 3467v1951h7v1832" svg:viewBox="0 0 8 3784">
          <text:p/>
        </draw:connector>
        <draw:custom-shape draw:name="brace-left" draw:style-name="gr9" draw:text-style-name="P5" draw:layer="layout" svg:width="1cm" svg:height="2.281cm" svg:x="15cm" svg:y="3.5cm">
          <text:p text:style-name="P4"><text:span text:style-name="T2"/></text:p>
          <text:p text:style-name="P4"><text:span text:style-name="T2">Have</text:span></text:p>
          <text:p text:style-name="P4"><text:span text:style-name="T2">account</text:span></text:p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name="Connector_2" draw:style-name="gr10" draw:text-style-name="P3" draw:layer="layout" svg:x1="13.493cm" svg:y1="2.585cm" svg:x2="9.25cm" svg:y2="4cm" draw:start-shape="id4" draw:start-glue-point="5" draw:end-shape="id5" draw:end-glue-point="7" svg:d="M13493 2585h-2121v1415h-2122" svg:viewBox="0 0 4244 1416">
          <text:p/>
        </draw:connector>
        <draw:custom-shape draw:name="Document_1" draw:style-name="gr11" draw:text-style-name="P2" xml:id="id5" draw:id="id5" draw:layer="layout" svg:width="3cm" svg:height="2cm" svg:x="6.25cm" svg:y="3cm">
          <text:p text:style-name="P1"><text:span text:style-name="T1">Registration</text:span></text:p>
          <text:p text:style-name="P1"><text:span text:style-name="T1">Pag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name="brace-left_0" draw:style-name="gr12" draw:text-style-name="P5" draw:layer="layout" svg:width="0.839cm" svg:height="3.146cm" draw:transform="rotate (-1.55508836352695) translate (12.896cm 4cm)">
          <text:p text:style-name="P4"><text:span text:style-name="T2"/></text:p>
          <text:p text:style-name="P4"><text:span text:style-name="T2"/></text:p>
          <text:p text:style-name="P4"><text:span text:style-name="T2">Not</text:span></text:p>
          <text:p text:style-name="P4"><text:span text:style-name="T2">account</text:span></text:p>
          <draw:enhanced-geometry svg:viewBox="0 0 21600 21600" draw:mirror-horizontal="false" draw:mirror-vertical="false" draw:glue-points="21600 0 0 10800 21600 21600" draw:text-areas="13800 ?f9 21600 ?f10" draw:type="left-brace" draw:modifiers="1800 10432.793136320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Process_0" draw:style-name="gr13" draw:text-style-name="P2" xml:id="id6" draw:id="id6" draw:layer="layout" svg:width="3cm" svg:height="2cm" svg:x="6.25cm" svg:y="6.25cm">
          <text:p text:style-name="P1"><text:span text:style-name="T1">Creating new</text:span></text:p>
          <text:p text:style-name="P1"><text:span text:style-name="T1">accoun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_3" draw:style-name="gr14" draw:text-style-name="P3" draw:layer="layout" svg:x1="7.75cm" svg:y1="4.882cm" svg:x2="7.75cm" svg:y2="6.25cm" draw:start-shape="id5" draw:start-glue-point="6" draw:end-shape="id6" draw:end-glue-point="4" svg:d="M7750 4882v1368" svg:viewBox="0 0 1 1369">
          <text:p/>
        </draw:connector>
        <draw:connector draw:name="Connector_4" draw:style-name="gr15" draw:text-style-name="P3" draw:layer="layout" svg:x1="7.75cm" svg:y1="8.25cm" svg:x2="6.5cm" svg:y2="17.241cm" draw:start-shape="id6" draw:start-glue-point="6" draw:end-shape="id7" draw:end-glue-point="5" svg:d="M7750 8250v4496h-1250v4495" svg:viewBox="0 0 1251 8992">
          <text:p/>
        </draw:connector>
        <draw:connector draw:name="Connector_5" draw:style-name="gr16" draw:text-style-name="P3" draw:layer="layout" svg:x1="6.25cm" svg:y1="7.25cm" svg:x2="14.993cm" svg:y2="1.585cm" draw:start-shape="id6" draw:start-glue-point="5" draw:end-shape="id4" draw:end-glue-point="4" svg:d="M6250 7250h-265v-5931h9008v266" svg:viewBox="0 0 9009 5932">
          <text:p/>
        </draw:connector>
        <draw:custom-shape draw:name="Multi-Document" draw:style-name="gr17" draw:text-style-name="P2" xml:id="id8" draw:id="id8" draw:layer="layout" svg:width="3.441cm" svg:height="1.982cm" svg:x="18.559cm" svg:y="12.75cm">
          <text:p text:style-name="P1"><text:span text:style-name="T1">Parsed book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name="Connector_6" draw:style-name="gr18" draw:text-style-name="P3" draw:layer="layout" svg:x1="16.5cm" svg:y1="13.47cm" svg:x2="18.559cm" svg:y2="13.741cm" draw:start-shape="id3" draw:start-glue-point="7" draw:end-shape="id8" draw:end-glue-point="5" svg:d="M16500 13470h1030v271h1029" svg:viewBox="0 0 2060 272">
          <text:p/>
        </draw:connector>
        <draw:custom-shape draw:name="Document_2" draw:style-name="gr19" draw:text-style-name="P2" xml:id="id9" draw:id="id9" draw:layer="layout" svg:width="3cm" svg:height="2cm" svg:x="23.75cm" svg:y="12.75cm">
          <text:p text:style-name="P1"><text:span text:style-name="T1">Search-result</text:span></text:p>
          <text:p text:style-name="P1"><text:span text:style-name="T1">Pag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name="Connector_7" draw:style-name="gr20" draw:text-style-name="P3" draw:layer="layout" svg:x1="22cm" svg:y1="13.741cm" svg:x2="23.75cm" svg:y2="13.75cm" draw:start-shape="id8" draw:start-glue-point="7" draw:end-shape="id9" draw:end-glue-point="5" svg:d="M22000 13741h875v9h875" svg:viewBox="0 0 1751 10">
          <text:p/>
        </draw:connector>
        <draw:custom-shape draw:name="Process_1" draw:style-name="gr21" draw:text-style-name="P2" xml:id="id11" draw:id="id11" draw:layer="layout" svg:width="3cm" svg:height="2cm" svg:x="19.25cm" svg:y="15.75cm">
          <text:p text:style-name="P1"><text:span text:style-name="T1">Add</text:span></text:p>
          <text:p text:style-name="P1"><text:span text:style-name="T1">boo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_2" draw:style-name="gr22" draw:text-style-name="P2" xml:id="id10" draw:id="id10" draw:layer="layout" svg:width="3cm" svg:height="2cm" svg:x="23.25cm" svg:y="15.75cm">
          <text:p text:style-name="P1"><text:span text:style-name="T1">Download</text:span></text:p>
          <text:p text:style-name="P1"><text:span text:style-name="T1">boo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_8" draw:style-name="gr23" draw:text-style-name="P3" draw:layer="layout" svg:x1="25.25cm" svg:y1="14.632cm" svg:x2="24.75cm" svg:y2="15.75cm" draw:start-shape="id9" draw:start-glue-point="6" draw:end-shape="id10" draw:end-glue-point="4" svg:d="M25250 14632v619h-500v499" svg:viewBox="0 0 501 1119">
          <text:p/>
        </draw:connector>
        <draw:connector draw:name="Connector_9" draw:style-name="gr24" draw:text-style-name="P3" draw:layer="layout" svg:x1="25.25cm" svg:y1="14.632cm" svg:x2="20.75cm" svg:y2="15.75cm" draw:start-shape="id9" draw:start-glue-point="6" draw:end-shape="id11" draw:end-glue-point="4" svg:d="M25250 14632v619h-4500v499" svg:viewBox="0 0 4501 1119">
          <text:p/>
        </draw:connector>
        <draw:connector draw:name="Connector_10" draw:style-name="gr25" draw:text-style-name="P3" draw:layer="layout" svg:x1="20.75cm" svg:y1="17.75cm" svg:x2="8cm" svg:y2="18.246cm" draw:start-shape="id11" draw:start-glue-point="6" draw:end-shape="id7" draw:end-glue-point="8" svg:d="M20750 17750v496h-12750" svg:viewBox="0 0 12751 497">
          <text:p/>
        </draw:connector>
        <draw:custom-shape draw:name="Document_3" draw:style-name="gr26" draw:text-style-name="P2" xml:id="id12" draw:id="id12" draw:layer="layout" svg:width="3cm" svg:height="2cm" svg:x="19cm" svg:y="7.25cm">
          <text:p text:style-name="P1"><text:span text:style-name="T1">Profile</text:span></text:p>
          <text:p text:style-name="P1"><text:span text:style-name="T1">Pag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name="Document_4" draw:style-name="gr27" draw:text-style-name="P2" xml:id="id13" draw:id="id13" draw:layer="layout" svg:width="3cm" svg:height="2cm" svg:x="19cm" svg:y="9.75cm">
          <text:p text:style-name="P1"><text:span text:style-name="T1">MyBooks</text:span></text:p>
          <text:p text:style-name="P1"><text:span text:style-name="T1">Pag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name="Connector_11" draw:style-name="gr28" draw:text-style-name="P3" draw:layer="layout" svg:x1="16.5cm" svg:y1="8.25cm" svg:x2="19cm" svg:y2="8.25cm" draw:start-shape="id1" draw:start-glue-point="7" draw:end-shape="id12" draw:end-glue-point="5" svg:d="M16500 8250h2500" svg:viewBox="0 0 2501 1">
          <text:p/>
        </draw:connector>
        <draw:connector draw:name="Connector_12" draw:style-name="gr29" draw:text-style-name="P3" draw:layer="layout" svg:x1="16.5cm" svg:y1="8.25cm" svg:x2="19cm" svg:y2="10.75cm" draw:start-shape="id1" draw:start-glue-point="7" draw:end-shape="id13" draw:end-glue-point="5" svg:d="M16500 8250h1251v2500h1249" svg:viewBox="0 0 2501 2501">
          <text:p/>
        </draw:connector>
        <draw:custom-shape draw:name="Process_3" draw:style-name="gr30" draw:text-style-name="P2" xml:id="id14" draw:id="id14" draw:layer="layout" svg:width="3cm" svg:height="2cm" svg:x="19cm" svg:y="4.5cm">
          <text:p text:style-name="P1"><text:span text:style-name="T1">Logou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_13" draw:style-name="gr31" draw:text-style-name="P3" draw:layer="layout" svg:x1="16.5cm" svg:y1="8.25cm" svg:x2="19cm" svg:y2="5.5cm" draw:start-shape="id1" draw:start-glue-point="7" draw:end-shape="id14" draw:end-glue-point="5" svg:d="M16500 8250h1251v-2750h1249" svg:viewBox="0 0 2501 2751">
          <text:p/>
        </draw:connector>
        <draw:connector draw:name="Connector_14" draw:style-name="gr32" draw:text-style-name="P3" draw:layer="layout" svg:x1="22cm" svg:y1="8.25cm" svg:x2="22cm" svg:y2="5.5cm" draw:start-shape="id12" draw:start-glue-point="7" draw:end-shape="id14" draw:end-glue-point="7" svg:d="M22000 8250h267v-2750h-267" svg:viewBox="0 0 268 2751">
          <text:p/>
        </draw:connector>
        <draw:connector draw:name="Connector_15" draw:style-name="gr33" draw:text-style-name="P3" draw:layer="layout" svg:x1="22cm" svg:y1="10.75cm" svg:x2="22cm" svg:y2="5.5cm" draw:start-shape="id13" draw:start-glue-point="7" draw:end-shape="id14" draw:end-glue-point="7" svg:d="M22000 10750h267v-5250h-267" svg:viewBox="0 0 268 5251">
          <text:p/>
        </draw:connector>
        <draw:connector draw:name="Connector_16" draw:style-name="gr34" draw:text-style-name="P3" draw:layer="layout" svg:x1="20.5cm" svg:y1="4.5cm" svg:x2="16.493cm" svg:y2="2.585cm" draw:start-shape="id14" draw:start-glue-point="4" draw:end-shape="id4" draw:end-glue-point="7" svg:d="M20500 4500v-1915h-4007" svg:viewBox="0 0 4008 1916">
          <text:p/>
        </draw:connector>
        <draw:custom-shape draw:name="Process_4" draw:style-name="gr35" draw:text-style-name="P2" xml:id="id15" draw:id="id15" draw:layer="layout" svg:width="3cm" svg:height="2cm" svg:x="23.681cm" svg:y="6.816cm">
          <text:p text:style-name="P1"><text:span text:style-name="T1">Download</text:span></text:p>
          <text:p text:style-name="P1"><text:span text:style-name="T1">boo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_5" draw:style-name="gr36" draw:text-style-name="P2" xml:id="id16" draw:id="id16" draw:layer="layout" svg:width="3cm" svg:height="2cm" svg:x="23.75cm" svg:y="9.25cm">
          <text:p text:style-name="P1"><text:span text:style-name="T1">Delete</text:span></text:p>
          <text:p text:style-name="P1"><text:span text:style-name="T1">boo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_17" draw:style-name="gr37" draw:text-style-name="P3" draw:layer="layout" svg:x1="22cm" svg:y1="10.75cm" svg:x2="23.681cm" svg:y2="7.816cm" draw:start-shape="id13" draw:start-glue-point="7" draw:end-shape="id15" draw:end-glue-point="5" svg:d="M22000 10750h841v-2934h840" svg:viewBox="0 0 1682 2935">
          <text:p/>
        </draw:connector>
        <draw:connector draw:name="Connector_18" draw:style-name="gr38" draw:text-style-name="P3" draw:layer="layout" svg:x1="22cm" svg:y1="10.75cm" svg:x2="23.75cm" svg:y2="10.25cm" draw:start-shape="id13" draw:start-glue-point="7" draw:end-shape="id16" draw:end-glue-point="5" svg:d="M22000 10750h876v-500h874" svg:viewBox="0 0 1751 501">
          <text:p/>
        </draw:connector>
        <draw:connector draw:name="Connector_19" draw:style-name="gr39" draw:text-style-name="P3" draw:layer="layout" svg:x1="26.75cm" svg:y1="10.25cm" svg:x2="8cm" svg:y2="18.246cm" draw:start-shape="id16" draw:start-glue-point="7" draw:end-shape="id7" draw:end-glue-point="8" svg:d="M26750 10250h266v7996h-19016" svg:viewBox="0 0 19017 7997">
          <text:p/>
        </draw:connector>
        <draw:connector draw:name="Connector_20" draw:style-name="gr40" draw:text-style-name="P3" draw:layer="layout" svg:x1="19cm" svg:y1="8.25cm" svg:x2="16.5cm" svg:y2="8.25cm" draw:start-shape="id12" draw:start-glue-point="5" draw:end-shape="id1" draw:end-glue-point="7" svg:d="M19000 8250h-2500" svg:viewBox="0 0 2501 1">
          <text:p/>
        </draw:connector>
        <draw:connector draw:name="Connector_21" draw:style-name="gr41" draw:text-style-name="P3" draw:layer="layout" svg:x1="19cm" svg:y1="10.75cm" svg:x2="16.5cm" svg:y2="8.25cm" draw:start-shape="id13" draw:start-glue-point="5" draw:end-shape="id1" draw:end-glue-point="7" svg:d="M19000 10750h-1249v-2500h-1251" svg:viewBox="0 0 2501 2501">
          <text:p/>
        </draw:connector>
        <draw:custom-shape draw:name="Direct-Data" draw:style-name="gr42" draw:text-style-name="P2" xml:id="id17" draw:id="id17" draw:layer="layout" svg:width="4.169cm" svg:height="2cm" svg:x="9cm" svg:y="14.5cm">
          <text:p text:style-name="P1"><text:span text:style-name="T1">Temporary</text:span></text:p>
          <text:p text:style-name="P1"><text:span text:style-name="T1">data</text:span>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name="Connector_22" draw:style-name="gr43" draw:text-style-name="P3" draw:layer="layout" svg:x1="20.28cm" svg:y1="14.576cm" svg:x2="13.169cm" svg:y2="15.5cm" draw:start-shape="id8" draw:start-glue-point="6" draw:end-shape="id17" draw:end-glue-point="8" svg:d="M20280 14576v924h-7111" svg:viewBox="0 0 7112 92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04T23:28:43.954213617</meta:creation-date>
    <dc:date>2021-06-04T23:52:06.202810086</dc:date>
    <meta:editing-duration>PT1M6S</meta:editing-duration>
    <meta:editing-cycles>1</meta:editing-cycles>
    <meta:document-statistic meta:object-count="43"/>
    <meta:generator>LibreOffice/7.1.2.2$Linux_X86_64 LibreOffice_project/10$Build-2</meta:generator>
  </office:meta>
</office:document-meta>
</file>